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b03e" officeooo:paragraph-rsid="0000b03e"/>
    </style:style>
    <style:style style:name="P2" style:family="paragraph" style:parent-style-name="Standard" style:list-style-name="L1">
      <style:text-properties officeooo:rsid="0000b03e" officeooo:paragraph-rsid="0000b03e"/>
    </style:style>
    <style:style style:name="P3" style:family="paragraph" style:parent-style-name="Standard" style:list-style-name="L1">
      <style:text-properties fo:font-weight="bold" officeooo:rsid="0000b03e" officeooo:paragraph-rsid="0000b03e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0b03e" officeooo:paragraph-rsid="0000b03e" style:font-weight-asian="normal" style:font-weight-complex="normal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bold" officeooo:rsid="0000b03e" officeooo:paragraph-rsid="0000b03e" style:font-weight-asian="bold" style:font-weight-complex="bold"/>
    </style:style>
    <style:style style:name="P6" style:family="paragraph" style:parent-style-name="Standard" style:list-style-name="L1">
      <style:text-properties officeooo:rsid="0001d059" officeooo:paragraph-rsid="0001d059"/>
    </style:style>
    <style:style style:name="P7" style:family="paragraph" style:parent-style-name="Standard">
      <style:text-properties officeooo:rsid="00039b3b" officeooo:paragraph-rsid="00039b3b"/>
    </style:style>
    <style:style style:name="P8" style:family="paragraph" style:parent-style-name="Standard" style:list-style-name="L2">
      <style:text-properties officeooo:rsid="00039b3b" officeooo:paragraph-rsid="00039b3b"/>
    </style:style>
    <style:style style:name="P9" style:family="paragraph" style:parent-style-name="Standard" style:list-style-name="L1">
      <style:text-properties officeooo:rsid="0004c50e" officeooo:paragraph-rsid="0004c50e"/>
    </style:style>
    <style:style style:name="P10" style:family="paragraph" style:parent-style-name="Standard">
      <style:text-properties officeooo:rsid="00069288" officeooo:paragraph-rsid="00069288"/>
    </style:style>
    <style:style style:name="T1" style:family="text">
      <style:text-properties officeooo:rsid="0004c5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Real: sr.!</text:p>
      <text:p text:style-name="P1"/>
      <text:p text:style-name="P1"/>
      <text:p text:style-name="P1"/>
      <text:p text:style-name="P1">Funções</text:p>
      <text:p text:style-name="P1"/>
      <text:list xml:id="list3711137949" text:style-name="L1">
        <text:list-item>
          <text:p text:style-name="P3">ARMAZENAR</text:p>
          <text:list>
            <text:list-item>
              <text:p text:style-name="P2">os saldos disponíveis em cada conta</text:p>
              <text:list>
                <text:list-item>
                  <text:p text:style-name="P2">no início</text:p>
                </text:list-item>
                <text:list-item>
                  <text:p text:style-name="P2">no final de cada período</text:p>
                  <text:list>
                    <text:list-item>
                      <text:p text:style-name="P2">pode ser dia-a-dia</text:p>
                    </text:list-item>
                    <text:list-item>
                      <text:p text:style-name="P2">pode ser semana</text:p>
                    </text:list-item>
                    <text:list-item>
                      <text:p text:style-name="P2">pode ser mês</text:p>
                    </text:list-item>
                    <text:list-item>
                      <text:p text:style-name="P2">pode ser ano</text:p>
                    </text:list-item>
                  </text:list>
                </text:list-item>
                <text:list-item>
                  <text:p text:style-name="P2">O importante é saber quanto havia de saldo na data A e então na data B</text:p>
                </text:list-item>
              </text:list>
            </text:list-item>
            <text:list-item>
              <text:p text:style-name="P5">SALDOS EM MOMENTOS (DATAS)</text:p>
              <text:list>
                <text:list-item>
                  <text:p text:style-name="P4">a data tem (termina com) um saldo</text:p>
                </text:list-item>
              </text:list>
            </text:list-item>
            <text:list-item>
              <text:p text:style-name="P5">GANHOS</text:p>
              <text:list>
                <text:list-item>
                  <text:p text:style-name="P2">ENTRADAS</text:p>
                  <text:list>
                    <text:list-item>
                      <text:p text:style-name="P2">salário</text:p>
                    </text:list-item>
                    <text:list-item>
                      <text:p text:style-name="P2">rendimentos (nubank)</text:p>
                      <text:list>
                        <text:list-item>
                          <text:p text:style-name="P2">associado à conta / investimento</text:p>
                          <text:list>
                            <text:list-item>
                              <text:p text:style-name="P2">O saldo na conta neste caso é um Ativo?</text:p>
                              <text:list>
                                <text:list-item>
                                  <text:p text:style-name="P2">Todo saldo positivo é um ativo?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ividendos</text:p>
                      <text:list>
                        <text:list-item>
                          <text:p text:style-name="P2">associado ao ativo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GASTOS?</text:p>
              <text:list>
                <text:list-item>
                  <text:p text:style-name="P2">NÃO!</text:p>
                  <text:list>
                    <text:list-item>
                      <text:p text:style-name="P2">O que foi gasto será calculado</text:p>
                      <text:list>
                        <text:list-item>
                          <text:p text:style-name="P2">saldo inicial + ganho – gasto = saldo final</text:p>
                        </text:list-item>
                      </text:list>
                    </text:list-item>
                  </text:list>
                </text:list-item>
                <text:list-item>
                  <text:p text:style-name="P9">AS OPERAÇÕES DE SAÍDA NÃO IMPORTAM! </text:p>
                  <text:list>
                    <text:list-item>
                      <text:p text:style-name="P9">NA VERDADE, QUERO TER CERTEZA QUE O SISTEMA NÃO VAI LIDAR COM ELAS, SÓ ME INTERESSA O SALDO</text:p>
                    </text:list-item>
                  </text:list>
                </text:list-item>
              </text:list>
            </text:list-item>
            <text:list-item>
              <text:p text:style-name="P5">ORÇAMENTO</text:p>
              <text:list>
                <text:list-item>
                  <text:p text:style-name="P2">relacionar despesas previstas</text:p>
                  <text:list>
                    <text:list-item>
                      <text:p text:style-name="P2">pode ser</text:p>
                      <text:list>
                        <text:list-item>
                          <text:p text:style-name="P2">fixa</text:p>
                          <text:list>
                            <text:list-item>
                              <text:p text:style-name="P2">mesmo valor o tempo todo</text:p>
                            </text:list-item>
                          </text:list>
                        </text:list-item>
                        <text:list-item>
                          <text:p text:style-name="P2">por período</text:p>
                          <text:list>
                            <text:list-item>
                              <text:p text:style-name="P2">x parcelas</text:p>
                            </text:list-item>
                            <text:list-item>
                              <text:p text:style-name="P2">ou até tal data</text:p>
                              <text:list>
                                <text:list-item>
                                  <text:p text:style-name="P2">o que no final vira X parcelas…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uma única vez</text:p>
                        </text:list-item>
                      </text:list>
                    </text:list-item>
                    <text:list-item>
                      <text:p text:style-name="P2">Por que armazenas orçamento?</text:p>
                      <text:list>
                        <text:list-item>
                          <text:p text:style-name="P2">Porque se hoje é dia 10 e tenho R$ 1000 na conta</text:p>
                          <text:list>
                            <text:list-item>
                              <text:p text:style-name="P2">e tenho uma conta de R$ 300 para pagar dia 20</text:p>
                              <text:list>
                                <text:list-item>
                                  <text:p text:style-name="P2">e não tenho mais nada a receber</text:p>
                                  <text:list>
                                    <text:list-item>
                                      <text:p text:style-name="P2">então, tenho que passar até o final do mês com menos de R$ 700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METAS</text:p>
              <text:list>
                <text:list-item>
                  <text:p text:style-name="P2">quanto quero ter na data X</text:p>
                </text:list-item>
                <text:list-item>
                  <text:p text:style-name="P2">quanto quero investir por mês (ou semana, ano, dia, etc)</text:p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1"/>
      <text:list xml:id="list125746083895786" text:continue-numbering="true" text:style-name="L1">
        <text:list-item>
          <text:p text:style-name="P2">CALCULAR</text:p>
          <text:list>
            <text:list-item>
              <text:p text:style-name="P2">ENRIQUECIMENTO X EMPOBRECIMENTO</text:p>
              <text:list>
                <text:list-item>
                  <text:p text:style-name="P5">Quanto o patrimônio variou naquele mês</text:p>
                  <text:list>
                    <text:list-item>
                      <text:p text:style-name="P2">Se terminar o mês mais pobre, você trabalhou para sobreviver</text:p>
                    </text:list-item>
                  </text:list>
                </text:list-item>
              </text:list>
            </text:list-item>
            <text:list-item>
              <text:p text:style-name="P6">SITUAÇÃO FINANCEIRA NO PERÍODO (CICLO)</text:p>
              <text:list>
                <text:list-item>
                  <text:p text:style-name="P6">pode ser dia, semana, mês, ano, etc.</text:p>
                </text:list-item>
                <text:list-item>
                  <text:p text:style-name="P6">Exemplo:</text:p>
                  <text:list>
                    <text:list-item>
                      <text:p text:style-name="P6">Se tenho X para passar até o final do mês, quanto posso gastar por </text:p>
                      <text:list>
                        <text:list-item>
                          <text:p text:style-name="P6">dia / semana, etc.</text:p>
                          <text:list>
                            <text:list-item>
                              <text:p text:style-name="P6">AQUI TEM QUE SER CONSIDERADO QUANTO TEM QUE PAGAR AINDA NO CICLO</text:p>
                              <text:list>
                                <text:list-item>
                                  <text:p text:style-name="P6">BASEADO NO ORÇAMENT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0">Lucichart do projeto: https://lucid.app/lucidchart/eaf6cd51-245f-44ac-ac6d-7d5e6b5b1a12/edit?beaconFlowId=75334E3171356116&amp;invitationId=inv_b43332b7-c2ab-4045-a072-8a0662be5775&amp;page=HWEp-vi-RSFO#</text:p>
      <text:p text:style-name="P1"/>
      <text:p text:style-name="P1"/>
      <text:p text:style-name="P7">Resumo: </text:p>
      <text:p text:style-name="P7"/>
      <text:list xml:id="list1156206925" text:style-name="L2">
        <text:list-item>
          <text:p text:style-name="P8">ARMAZENA<text:span text:style-name="T1">R</text:span></text:p>
          <text:list>
            <text:list-item>
              <text:p text:style-name="P8">saldos em momentos</text:p>
              <text:list>
                <text:list-item>
                  <text:p text:style-name="P8">conta tem saldo na data ou data tem saldo na conta?</text:p>
                  <text:list>
                    <text:list-item>
                      <text:p text:style-name="P8">Opto por Data tem Conta e Conta <text:s/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5T22:36:23.061000000</meta:creation-date>
    <dc:date>2022-03-25T23:09:27.977000000</dc:date>
    <meta:editing-duration>PT10M28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63" meta:word-count="373" meta:character-count="1885" meta:non-whitespace-character-count="1628"/>
  </office:meta>
</office:document-meta>
</file>